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Times New Roman" style:font-size-complex="8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fo:font-weight="normal" style:font-size-asian="8pt" style:font-weight-asian="normal" style:font-size-complex="8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size-complex="8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size-complex="8pt" style:font-weight-complex="bold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5" style:family="paragraph" style:parent-style-name="Normale">
      <style:text-properties style:font-name="Times New Roman"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#ffff00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8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.101cm" fo:text-align="justify" style:justify-single-word="false" fo:text-indent="1.251cm" style:auto-text-indent="false" style:page-number="auto"/>
      <style:text-properties style:font-name="Arial" fo:font-size="11pt" fo:background-color="transparent" style:font-size-asian="11pt" style:font-size-complex="11pt"/>
    </style:style>
    <style:style style:name="P50" style:family="paragraph" style:parent-style-name="Text_20_body_20_indent">
      <style:text-properties style:font-name="Arial" fo:font-size="8pt" fo:font-weight="normal" style:font-size-asian="8pt" style:font-weight-asian="normal" style:font-size-complex="8pt"/>
    </style:style>
    <style:style style:name="P51" style:family="paragraph" style:parent-style-name="Text_20_body_20_indent">
      <style:text-properties style:font-name="Arial" fo:font-size="9pt" fo:font-weight="normal" style:font-size-asian="9pt" style:font-weight-asian="normal" style:font-size-complex="9pt"/>
    </style:style>
    <style:style style:name="P52" style:family="paragraph" style:parent-style-name="Standard">
      <style:paragraph-properties fo:margin-left="1.242cm" fo:margin-right="0cm" fo:text-align="justify" style:justify-single-word="false" fo:orphans="2" fo:widows="2" fo:text-indent="-0.025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5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61" style:family="paragraph" style:parent-style-name="Standard" style:list-style-name="L1" style:master-page-name="">
      <style:paragraph-properties fo:margin-left="1.316cm" fo:margin-right="0cm" fo:margin-top="0cm" fo:margin-bottom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62" style:family="paragraph" style:parent-style-name="Standard" style:list-style-name="L1">
      <style:paragraph-properties fo:margin-left="1.316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63" style:family="paragraph" style:parent-style-name="Normale">
      <style:paragraph-properties fo:text-align="end" style:justify-single-word="false"/>
      <style:text-properties style:font-name="Arial" fo:font-size="10pt" style:font-size-asian="10pt" style:font-size-complex="10pt"/>
    </style:style>
    <style:style style:name="P6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65" style:family="paragraph" style:parent-style-name="Normale">
      <style:text-properties style:font-name="Arial" fo:font-size="9pt" style:font-size-asian="9pt" style:font-size-complex="9pt"/>
    </style:style>
    <style:style style:name="P66" style:family="paragraph" style:parent-style-name="Text_20_body">
      <style:text-properties fo:font-variant="normal" fo:text-transform="none" fo:color="#000000" style:font-name="Arial1" fo:font-size="9.75pt" fo:font-style="normal" fo:font-weight="normal" style:font-size-asian="8pt" style:font-size-complex="8pt"/>
    </style:style>
    <style:style style:name="P6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6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7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6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Times New Roman" fo:font-size="10.5pt" fo:background-color="#ffff00" style:font-size-asian="10.5pt" style:font-size-complex="10.5pt"/>
    </style:style>
    <style:style style:name="T8" style:family="text">
      <style:text-properties style:font-name="Times New Roman" fo:font-style="normal" fo:background-color="transparent" style:font-style-asian="normal" style:font-style-complex="normal"/>
    </style:style>
    <style:style style:name="T9" style:family="text">
      <style:text-properties style:font-name="Times New Roman" fo:font-style="normal" fo:background-color="#ffff00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background-color="transparent" style:font-style-asian="normal" style:font-style-complex="normal"/>
    </style:style>
    <style:style style:name="T18" style:family="text">
      <style:text-properties fo:font-style="normal" fo:background-color="#ffff00" style:font-style-asian="normal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fo:background-color="transparent" style:font-weight-asian="normal" style:font-weight-complex="normal"/>
    </style:style>
    <style:style style:name="T21" style:family="text">
      <style:text-properties style:text-underline-style="none" fo:font-weight="normal" fo:background-color="#ffff00" style:font-weight-asian="normal" style:font-weight-complex="normal"/>
    </style:style>
    <style:style style:name="T22" style:family="text">
      <style:text-properties style:text-underline-style="none" fo:font-weight="bold" fo:background-color="transparent" style:font-weight-asian="bold" style:font-weight-complex="bold"/>
    </style:style>
    <style:style style:name="T23" style:family="text">
      <style:text-properties fo:font-size="9pt" style:text-underline-style="none" fo:background-color="#ffff00" style:font-size-asian="9pt" style:font-size-complex="9pt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fo:background-color="#ffff00" style:font-size-asian="10.5pt" style:font-size-complex="10.5pt"/>
    </style:style>
    <style:style style:name="T27" style:family="text"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T28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font-name="Arial" fo:font-size="10.5pt" style:font-size-asian="10.5pt" style:font-size-complex="10.5pt"/>
    </style:style>
    <style:style style:name="T33" style:family="text">
      <style:text-properties style:font-name="Arial" fo:font-size="10.5pt" fo:background-color="#ffff00" style:font-size-asian="10.5pt" style:font-size-complex="10.5pt"/>
    </style:style>
    <style:style style:name="T34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3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style:font-name="Arial" fo:font-size="10.5pt" fo:font-weight="normal" fo:background-color="#ff99ff" style:font-size-asian="10.5pt" style:font-weight-asian="normal" style:font-size-complex="10.5pt" style:font-weight-complex="normal"/>
    </style:style>
    <style:style style:name="T37" style:family="text">
      <style:text-properties style:font-name="Arial" fo:font-size="10.5pt" fo:background-color="#ff99ff" style:font-size-asian="10.5pt" style:font-size-complex="10.5pt"/>
    </style:style>
    <style:style style:name="T38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Arial" fo:font-size="10pt" fo:font-weight="normal" fo:background-color="#ff99ff" style:font-size-asian="10pt" style:font-weight-asian="normal" style:font-size-complex="10pt" style:font-weight-complex="normal"/>
    </style:style>
    <style:style style:name="T41" style:family="text">
      <style:text-properties style:font-name="Arial" fo:font-size="10pt" style:font-size-asian="10pt" style:font-size-complex="10pt"/>
    </style:style>
    <style:style style:name="T42" style:family="text">
      <style:text-properties style:font-name="Arial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Arial" fo:font-style="normal" fo:background-color="transparent" style:font-style-asian="normal" style:font-style-complex="normal"/>
    </style:style>
    <style:style style:name="T44" style:family="text">
      <style:text-properties style:font-name="Arial" fo:font-style="normal" fo:background-color="#ffff00" style:font-style-asian="normal" style:font-style-complex="normal"/>
    </style:style>
    <style:style style:name="T45" style:family="text">
      <style:text-properties fo:font-variant="normal" fo:text-transform="none" fo:color="#000000" style:font-name="Arial1" fo:font-size="9.75pt" fo:font-style="normal" fo:font-weight="normal" style:font-size-asian="9pt" style:font-size-complex="9pt"/>
    </style:style>
    <style:style style:name="T46" style:family="text">
      <style:text-properties fo:background-color="transparent"/>
    </style:style>
    <style:style style:name="T47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9">RACCOMANDATA A.R al richiedente</text:p>
            <text:p text:style-name="P17">inviata a mezzo pec al tecnico</text:p>
            <text:p text:style-name="P18">oppure</text:p>
            <text:p text:style-name="P20"><text:span text:style-name="Car._20_predefinito_20_paragrafo"><text:span text:style-name="T23">inviata a mezzo pec al tecnico </text:span></text:span></text:p>
            <text:p text:style-name="P17">incaricato anche in qualità di </text:p>
            <text:p text:style-name="P17">soggetto delegato dal richiedente</text:p>
          </table:table-cell>
        </table:table-row>
        <table:table-row>
          <table:table-cell table:style-name="Tabella1.A1" office:value-type="string">
            <text:p text:style-name="P13">Protocollo n. _____________</text:p>
          </table:table-cell>
          <table:table-cell table:style-name="Tabella1.A1" office:value-type="string">
            <text:p text:style-name="P13">Savona, _____________</text:p>
          </table:table-cell>
        </table:table-row>
      </table:table>
      <text:p text:style-name="P12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1">Da citare nella risposta:</text:span></text:span></text:p>
            <text:p text:style-name="Normale"><text:span text:style-name="Car._20_predefinito_20_paragrafo"><text:span text:style-name="T32">pratica <text:s/>[numero] </text:span></text:span></text:p>
            <text:p text:style-name="Normale"><text:span text:style-name="Car._20_predefinito_20_paragrafo"><text:span text:style-name="T32"/></text:span></text:p>
            <text:p text:style-name="Normale"><text:span text:style-name="Car._20_predefinito_20_paragrafo"><text:span text:style-name="T37">classifica 06-03</text:span></text:span></text:p>
            <text:p text:style-name="Normale"><text:span text:style-name="Car._20_predefinito_20_paragrafo"><text:span text:style-name="T36">fascicolo: </text:span></text:span><text:span text:style-name="Car._20_predefinito_20_paragrafo"><text:span text:style-name="T40">[anno_fascicolo]</text:span></text:span><text:span text:style-name="Car._20_predefinito_20_paragrafo"><text:span text:style-name="T36"> /</text:span></text:span><text:span text:style-name="Car._20_predefinito_20_paragrafo"><text:span text:style-name="T40">[fascicolo].[sub_fascicolo]</text:span></text:span></text:p>
            <text:p text:style-name="Normale"><text:span text:style-name="Car._20_predefinito_20_paragrafo"><text:span text:style-name="T40">DA ELIMINARE SU PRISMA</text:span></text:span></text:p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64">Al Sig. [richiedenti.nominativo;block=tbs:row;]</text:p>
            <text:p text:style-name="P64">[richiedenti.indirizzo]</text:p>
            <text:p text:style-name="P64">[richiedenti.cap] [richiedenti.comune] ([richiedenti.prov])</text:p>
            <text:p text:style-name="P64">in qualità di [richiedenti.titolo]</text:p>
            <text:p text:style-name="P64">della [richiedenti.ragsoc]</text:p>
            <text:p text:style-name="P64">[richiedenti.sede]</text:p>
            <text:p text:style-name="P64">[richiedenti.capd] [richiedenti.comuned] ([richiedenti.provd])</text:p>
            <text:p text:style-name="P53">[richiedenti.pec]</text:p>
            <text:p text:style-name="P64"/>
          </table:table-cell>
        </table:table-row>
        <table:table-row>
          <table:table-cell table:style-name="Tabella6.A1" office:value-type="string">
            <text:p text:style-name="P65">Allegati: //</text:p>
          </table:table-cell>
          <table:table-cell table:style-name="Tabella6.A1" office:value-type="string">
            <text:p text:style-name="P63"/>
          </table:table-cell>
          <table:table-cell table:style-name="Tabella6.A1" office:value-type="string">
            <text:p text:style-name="P64">Al [progettisti.nominativo;block=tbs:row;]</text:p>
            <text:p text:style-name="P64">[progettisti.indirizzo]</text:p>
            <text:p text:style-name="P34"><text:span text:style-name="Car._20_predefinito_20_paragrafo"><text:span text:style-name="T41">[progettisti.cap] [progettisti.comune] ([progettisti.prov])</text:span></text:span></text:p>
            <text:p text:style-name="P34"><text:span text:style-name="Car._20_predefinito_20_paragrafo"><text:span text:style-name="T41">[progettisti.pec]</text:span></text:span></text:p>
            <text:p text:style-name="P34"><text:span text:style-name="Car._20_predefinito_20_paragrafo"><text:span text:style-name="T41"/></text:span>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5">Oggetto:</text:p>
          </table:table-cell>
          <table:table-cell table:style-name="Tabella3.A1" office:value-type="string">
            <text:p text:style-name="P54"><text:span text:style-name="T13">[tipo_pratica] richiesta con istanza presentata in data [data_presentazione] recepita in atti [data_presentazione] al prot. [protocollo] del [data_protocollo] riguardante </text:span>“[oggetto]”<text:span text:style-name="T13"> presso l’immobile sito in Savona, [ubicazione].</text:span></text:p>
            <text:p text:style-name="P16"><text:span text:style-name="Car._20_predefinito_20_paragrafo"><text:span text:style-name="T43">Comunicazione del responsabile del procedimento.</text:span></text:span></text:p>
            <text:p text:style-name="P16"><text:span text:style-name="Car._20_predefinito_20_paragrafo"><text:span text:style-name="T44">****Comunicazioni e <text:s/>*********richiesta documentazione integrativa.</text:span></text:span></text:p>
            <text:p text:style-name="P15"><text:span text:style-name="Car._20_predefinito_20_paragrafo"><text:span text:style-name="T42"/></text:span></text:p>
          </table:table-cell>
        </table:table-row>
      </table:table>
      <text:p text:style-name="P36"/>
      <text:p text:style-name="P36"/>
      <text:p text:style-name="P38">In riferimento alla richiesta di cui all’oggetto ed ai sensi dell’art.7 della Legge 7 agosto 1990, n° 241 e smi, <text:s/>si comunica che<text:span text:style-name="T19"> il responsabile del procedimento è il Dirigente Arch. </text:span><text:span text:style-name="T20">Giovanna Macario.</text:span></text:p>
      <text:p text:style-name="P38"><text:span text:style-name="T15">Per informazioni relative alla sua pratica può rivolgersi, nell'orario dedicato al ricevimento, </text:span><text:span text:style-name="T15">all'istruttore tecnico <text:s/>[istruttore_tecnico].</text:span></text:p>
      <text:p text:style-name="P38"><text:span text:style-name="T15">Si rende noto che è possibile prendere visione degli atti del procedimento presso gli uffici di questo Settore, Servizio Pianificazione, nell'orario d’ufficio sotto indicato.</text:span><text:span text:style-name="T22"><text:tab/></text:span></text:p>
      <text:p text:style-name="P39">(solo in caso di comunicazioni sulla tipologia della pratica o di richiesta integrazioni inserire, a seconda della casistica, le parti seguenti)</text:p>
      <text:p text:style-name="P38"/>
      <text:p text:style-name="P40">caso 1) </text:p>
      <text:p text:style-name="P41">Si rileva che l'intervento proposto, <text:span text:style-name="T14">consistente in *******</text:span>, <text:s/>rientra nelle fattispecie escluse dall'autorizzazione paesaggistica di cui all'Allegato “A” al DPR 13.02.2017 n.31 “<text:span text:style-name="T11">Regolamento recante l'individuazione degli interventi esclusi dall'autorizzazione paesaggistica o sottoposti a </text:span><text:span text:style-name="T11">procedura autorizzatoria semplificata</text:span>”, <text:s/>ricadendo in particolare nella tipologia <text:s/>di cui <text:span text:style-name="T14">al punto ****</text:span> del citato allegato.</text:p>
      <text:p text:style-name="P42"><text:soft-page-break/>Pertanto non si darà corso all'istanza in oggetto che verrà <text:s/>conseguentemente archiviata.</text:p>
      <text:p text:style-name="P38"/>
      <text:p text:style-name="P40">caso 2) </text:p>
      <text:p text:style-name="P41">Si rileva che l'intervento proposto, <text:span text:style-name="T14">consistente in *******</text:span>, <text:s/>non <text:s/>è soggetto ad autorizzazione paesaggistica ai sensi dell'art. 149 “<text:span text:style-name="T11">interventi non soggetti ad autorizzazione</text:span>” del Dlgs 42 del 22.01.2004 “<text:span text:style-name="T11">Codice dei beni culturali e del paesaggio</text:span>”, <text:s/>in quanto riconducibile alla <text:span text:style-name="T14">lettera ****</text:span> del comma 1 del citato articolo:</text:p>
      <text:p text:style-name="P41"><text:span text:style-name="T14">**********a) </text:span>interventi di manutenzione ordinaria, straordinaria, di consolidamento statico e di restauro conservativo che non alterino lo stato dei luoghi e l'aspetto esteriore degli edifici;</text:p>
      <text:p text:style-name="P41"><text:span text:style-name="T14">**********b) </text:span>interventi inerenti l'esercizio dell'attività agro-silvo-pastorale che non comportino alterazione permanente dello stato dei luoghi con costruzioni edilizie ed altre opere civili, e sempre che si tratti di attività ed opere che non alterino l'assetto idrogeologico del territorio;</text:p>
      <text:p text:style-name="P41"><text:span text:style-name="T14">***********c) </text:span>taglio colturale, forestazione, riforestazione, opere di bonifica, antincendio e di conservazione da eseguirsi nei boschi e nelle foreste indicati dall'articolo 142, comma 1, lettera g), purché previsti ed autorizzati in base alla normativa in materia</text:p>
      <text:p text:style-name="P42">Pertanto non si darà corso all'istanza in oggetto che verrà <text:s/>conseguentemente archiviata.</text:p>
      <text:p text:style-name="P41"/>
      <text:p text:style-name="P43">caso 3) </text:p>
      <text:p text:style-name="P41">Si rileva che per l'intervento proposto, <text:span text:style-name="T14">consistente in *******</text:span>, non trova applicazione la procedura semplificata di rilascio dell'autorizzazione paesaggistica di cui al DPR 13.02.2017 n.31 “<text:span text:style-name="T11">Regolamento recante l'individuazione degli interventi esclusi dall'autorizzazione paesaggistica o sottoposti a procedura autorizzatoria semplificata</text:span>”, <text:s/>in quanto non riconducibile a nessuna delle fattispecie di cui all'Allegato “B” a l suddetto decreto.</text:p>
      <text:p text:style-name="P42">Per l'istanza in oggetto trova pertanto applicazione il procedimento ordinario di rilascio dell'autorizzazione paesaggistica di cui all'art. 146 del D. Lgs. n. 42/2004.</text:p>
      <text:p text:style-name="P52"><text:s/></text:p>
      <text:p text:style-name="P44"/>
      <text:p text:style-name="P40">(caso richiesta integrazioni_ procedimento semplificato)</text:p>
      <text:p text:style-name="P49">Per quanto attiene la documentazione progettuale prodotta si comunica quanto segue:</text:p>
      <text:list xml:id="list1138937248321372391" text:style-name="L1">
        <text:list-item>
          <text:p text:style-name="P61">…........</text:p>
        </text:list-item>
        <text:list-item>
          <text:p text:style-name="P62">…....<text:tab/></text:p>
        </text:list-item>
      </text:list>
      <text:p text:style-name="P47"><text:tab/>Alla luce di quanto sopra si richiede, ai sensi dell'art.11, comma 5 del DPR 31/2017 la seguente documentazione integrativa (in tre copie):</text:p>
      <text:p text:style-name="P47"/>
      <text:p text:style-name="P48">Si comunica che il procedimento in oggetto resta sospeso sino alla ricezione della documentazione sopra richiesta, da prodursi entro 10 giorni dal ricevimento della presente, ai sensi dell'art.11, comma 5 del DPR 31/2017.</text:p>
      <text:p text:style-name="P45"/>
      <text:p text:style-name="P45"/>
      <text:p text:style-name="P45"/>
      <text:p text:style-name="P40">(caso richiesta integrazioni_ procedimento ordinario)</text:p>
      <text:p text:style-name="P49">Per quanto attiene la documentazione progettuale prodotta si comunica quanto segue:</text:p>
      <text:list xml:id="list31252677" text:continue-numbering="true" text:style-name="L1">
        <text:list-item>
          <text:p text:style-name="P61">…........</text:p>
        </text:list-item>
        <text:list-item>
          <text:p text:style-name="P62">…....<text:tab/></text:p>
        </text:list-item>
      </text:list>
      <text:p text:style-name="P47"><text:tab/>Alla luce di quanto sopra si richiede, ai sensi dell'art.146, comma 7 del Dlgs 42/2004 la seguente documentazione integrativa (in tre copie):</text:p>
      <text:p text:style-name="P47"/>
      <text:p text:style-name="P48"><text:soft-page-break/>Si comunica che, sino ad avvenuta trasmissione di quanto ivi richiesto, non si potrà dare ulteriore corso all'iter istruttorio.</text:p>
      <text:p text:style-name="P46"/>
      <text:p text:style-name="P37">Distinti saluti.</text:p>
      <text:p text:style-name="P3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/>
          </table:table-cell>
          <table:table-cell table:style-name="Tabella4.A1" office:value-type="string">
            <text:p text:style-name="P2">Il Dirigente</text:p>
            <text:p text:style-name="P2">Arch. Giovanna Macario</text:p>
          </table:table-cell>
        </table:table-row>
        <table:table-row table:style-name="Tabella4.1">
          <table:table-cell table:style-name="Tabella4.A1" office:value-type="string">
            <text:p text:style-name="P23"/>
          </table:table-cell>
          <table:table-cell table:style-name="Tabella4.A1" office:value-type="string">
            <text:p text:style-name="P24"/>
          </table:table-cell>
        </table:table-row>
      </table:table>
      <text:p text:style-name="P60">REFERENTI PER LA PRATICA:</text:p>
      <text:p text:style-name="P60">Istruttore della pratica: <text:span text:style-name="T21">Geom.</text:span><text:span text:style-name="T16"> [istruttore_tecnico] </text:span><text:span text:style-name="T14">(0198310 <text:s text:c="8"/>)</text:span></text:p>
      <text:p text:style-name="P59">Responsabile del servizio Pianificazione Arch. Sandra Venturi</text:p>
      <text:p text:style-name="P59"/>
      <text:p text:style-name="P21"/>
      <text:p text:style-name="P67">INFORMATIVA SULLA PRIVACY AI SENSI DEL REGOLAMENTO EUROPEO PER LA PROTEZIONE DEI DATI 2016/679</text:p>
      <text:p text:style-name="P69">La informiamo che i dati personali e sensibili da lei forniti e quelli che eventualmente fornirà anche successivamente formeranno oggetto di trattamento nel rispetto della normativa sopra richiamata.</text:p>
      <text:p text:style-name="P6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68">Titolare del trattamento e RPD</text:p>
      <text:p text:style-name="P69">Ai sensi dell’art. 13 del GDPR è possibile rivolgersi al RPD nominato dal Comune per eventuali chiarimenti in materia di tutela dati personali.</text:p>
      <text:p text:style-name="P68">Finalità e modalità del trattamento</text:p>
      <text:p text:style-name="P69">Il Comune di Savona, titolare del trattamento, tratta i dati personali liberamente conferiti, esclusivamente per finalità istituzionali.</text:p>
      <text:p text:style-name="P68">Consenso</text:p>
      <text:p text:style-name="P69">Il consenso del trattamento ai fini istituzionali è necessario ed obbligatorio per le finalità stesse.</text:p>
      <text:p text:style-name="P68">Periodo di conservazione</text:p>
      <text:p text:style-name="P69">I dati personali verranno conservati per un arco di tempo non superiore al conseguimento delle finalità per le quali i dati personali sono trattati (finalità istituzionali e non commerciali).</text:p>
      <text:p text:style-name="P68">Diritti del cittadino/interessato</text:p>
      <text:p text:style-name="P69">Il cittadino/L’interessato avrà in qualsiasi momento piena facoltà di esercitare i diritti previsti dalla normativa vigente; potrà far valere i propri diritti rivolgendosi al Comune di Savona</text:p>
      <text:p text:style-name="P69">I diritti del cittadino/dell’interessato sono quelli previsti dal Regolamento UE 2016/679 (GDPR). </text:p>
      <text:p text:style-name="P69">Il cittadino/L’interessato può:</text:p>
      <text:p text:style-name="P70">- ricevere conferma dell’esistenza dei dati suoi personali e richiedere l’accesso al loro contenuto</text:p>
      <text:p text:style-name="P70">- aggiornare, modificare e/o correggere i suoi dati personali</text:p>
      <text:p text:style-name="P70">· chiedere la cancellazione, la trasformazione in forma anonima, il blocco dei suoi dati trattati in violazione di <text:s text:c="2"/></text:p>
      <text:p text:style-name="P70"><text:s text:c="3"/>legge</text:p>
      <text:p text:style-name="P70">· chiedere la limitazione del trattamento</text:p>
      <text:p text:style-name="P70">· opporsi per motivi legittimi al trattamento</text:p>
      <text:p text:style-name="P66"><text:span text:style-name="Car._20_predefinito_20_paragrafo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41cm" fo:margin-left="0.019cm" fo:margin-right="-0.026cm" table:align="margins" style:writing-mode="lr-tb"/>
    </style:style>
    <style:style style:name="Tabella2.A" style:family="table-column">
      <style:table-column-properties style:column-width="4.431cm" style:rel-column-width="2454*"/>
    </style:style>
    <style:style style:name="Tabella2.B" style:family="table-column">
      <style:table-column-properties style:column-width="4.209cm" style:rel-column-width="2331*"/>
    </style:style>
    <style:style style:name="Tabella2.C" style:family="table-column">
      <style:table-column-properties style:column-width="3.768cm" style:rel-column-width="2087*"/>
    </style:style>
    <style:style style:name="Tabella2.D" style:family="table-column">
      <style:table-column-properties style:column-width="5.002cm" style:rel-column-width="277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10-25T11:06:22.44</dc:date>
    <meta:print-date>2017-11-02T11:36:49.82</meta:print-date>
    <meta:editing-cycles>60</meta:editing-cycles>
    <meta:editing-duration>PT7H6M33S</meta:editing-duration>
    <meta:generator>OpenOffice/4.1.0$Win32 OpenOffice.org_project/410m18$Build-9764</meta:generator>
    <meta:document-statistic meta:table-count="5" meta:image-count="1" meta:object-count="0" meta:page-count="3" meta:paragraph-count="99" meta:word-count="993" meta:character-count="7630"/>
  </office:meta>
</office:document-meta>
</file>